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Tango_20_Blu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9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fo:min-height="0.428cm"/>
    </style:style>
    <style:style style:name="gr11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Tango_20_Red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solid" svg:stroke-color="#4b1f6f" draw:fill="solid" draw:fill-color="#e6e6ff" fo:min-height="3.65cm" draw:shadow="hidden"/>
    </style:style>
    <style:style style:name="gr25" style:family="graphic" style:parent-style-name="standard">
      <style:graphic-properties draw:stroke="solid" svg:stroke-color="#000000" draw:fill="none" draw:fill-color="#ffffff" fo:min-height="0.45cm"/>
    </style:style>
    <style:style style:name="gr26" style:family="graphic" style:parent-style-name="standard">
      <style:graphic-properties draw:stroke="solid" svg:stroke-color="#dd4814" draw:fill="solid" draw:fill-color="#ffffcc" fo:min-height="5.75cm" draw:shadow="hidden"/>
    </style:style>
    <style:style style:name="gr27" style:family="graphic" style:parent-style-name="standard">
      <style:graphic-properties draw:stroke="solid" svg:stroke-color="#4b1f6f" draw:fill="solid" draw:fill-color="#e6e6ff" fo:min-height="4.45cm" draw:shadow="hidden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45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dd4814" draw:fill="solid" draw:fill-color="#ffffcc" fo:min-height="6.55cm" draw:shadow="hidden"/>
    </style:style>
    <style:style style:name="gr3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3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color="#cc3300" draw:fill="solid" draw:fill-color="#ff6600" fo:min-height="0.4cm"/>
    </style:style>
    <style:style style:name="gr33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4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fo:min-height="0.8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25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solid" svg:stroke-color="#4b1f6f" draw:fill="solid" draw:fill-color="#e6e6ff" fo:min-height="5.15cm" draw:shadow="hidden"/>
    </style:style>
    <style:style style:name="gr40" style:family="graphic" style:parent-style-name="standard">
      <style:graphic-properties draw:stroke="solid" svg:stroke-color="#333333" draw:fill="gradient" draw:fill-color="#ffffff" draw:fill-gradient-name="gray" fo:min-height="0.85cm" draw:shadow="hidden"/>
    </style:style>
    <style:style style:name="gr41" style:family="graphic" style:parent-style-name="standard">
      <style:graphic-properties draw:stroke="solid" svg:stroke-color="#7e0021" draw:fill="gradient" draw:fill-color="#ffffff" draw:fill-gradient-name="Tango_20_Yellow" fo:min-height="2.45cm" draw:shadow="hidden"/>
    </style:style>
    <style:style style:name="gr42" style:family="graphic" style:parent-style-name="standard">
      <style:graphic-properties draw:stroke="solid" svg:stroke-color="#579d1c" draw:fill="gradient" draw:fill-color="#ffffff" draw:fill-gradient-name="Deep_20_Green" fo:min-height="0.316cm" draw:shadow="hidden"/>
    </style:style>
    <style:style style:name="gr43" style:family="graphic" style:parent-style-name="standard">
      <style:graphic-properties draw:stroke="solid" svg:stroke-color="#c5000b" draw:fill="gradient" draw:fill-color="#ffffff" draw:fill-gradient-name="Tango_20_Orange" fo:min-height="3.25cm" draw:shadow="hidden"/>
    </style:style>
    <style:style style:name="gr44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Yellow" fo:min-height="1.15cm" fo:padding-top="0.075cm" fo:padding-bottom="0.075cm" fo:padding-left="0.2cm" fo:padding-right="0.2cm" draw:shadow="hidden"/>
    </style:style>
    <style:style style:name="gr45" style:family="graphic" style:parent-style-name="standard">
      <style:graphic-properties draw:stroke="solid" svg:stroke-color="#c5000b" draw:fill="gradient" draw:fill-color="#ffffff" draw:fill-gradient-name="Tango_20_Red" fo:min-height="0.416cm" draw:shadow="hidden"/>
    </style:style>
    <style:style style:name="gr46" style:family="graphic" style:parent-style-name="standard">
      <style:graphic-properties draw:stroke="solid" svg:stroke-width="0.1cm" svg:stroke-color="#7e0021" draw:marker-start="線の終点_20_1" draw:marker-start-width="0.35cm" draw:marker-end="線の終点_20_1" draw:marker-end-width="0.35cm" draw:fill="gradient" draw:fill-color="#ff8080" draw:fill-gradient-name="Gradient_20_8" fo:min-height="0.45cm" fo:padding-top="0.125cm" fo:padding-bottom="0.125cm" fo:padding-left="0.25cm" fo:padding-right="0.25cm" draw:shadow="hidden"/>
    </style:style>
    <style:style style:name="gr47" style:family="graphic" style:parent-style-name="standard">
      <style:graphic-properties draw:stroke="solid" svg:stroke-color="#333333" draw:fill="gradient" draw:fill-color="#ffffff" draw:fill-gradient-name="gray" fo:min-height="2.25cm" draw:shadow="hidden"/>
    </style:style>
    <style:style style:name="gr48" style:family="graphic" style:parent-style-name="standard">
      <style:graphic-properties draw:stroke="solid" svg:stroke-color="#7e0021" draw:fill="gradient" draw:fill-color="#ffffff" draw:fill-gradient-name="Tango_20_Yellow" fo:min-height="1.05cm" draw:shadow="hidden"/>
    </style:style>
    <style:style style:name="gr49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1.05cm" fo:padding-top="0.075cm" fo:padding-bottom="0.075cm" fo:padding-left="0.2cm" fo:padding-right="0.2cm" draw:shadow="hidden"/>
    </style:style>
    <style:style style:name="gr50" style:family="graphic" style:parent-style-name="standard">
      <style:graphic-properties svg:stroke-color="#ff420e" draw:fill="solid" draw:fill-color="#ffffcc"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draw:stroke="solid" svg:stroke-color="#000000" draw:fill="gradient" draw:fill-color="#ffffff" draw:fill-gradient-name="Tango_20_Gray" fo:min-height="0.65cm" draw:shadow="hidden"/>
    </style:style>
    <style:style style:name="gr52" style:family="graphic" style:parent-style-name="objectwithoutfill">
      <style:graphic-properties svg:stroke-width="0.1cm" svg:stroke-color="#000000" draw:marker-start="Arrow" draw:marker-start-width="0.35cm" draw:marker-end="" draw:marker-end-width="0.35cm" draw:fill="none" draw:textarea-vertical-align="middle" fo:padding-top="0.175cm" fo:padding-bottom="0.175cm" fo:padding-left="0.3cm" fo:padding-right="0.3cm" draw:shadow="hidden"/>
    </style:style>
    <style:style style:name="gr53" style:family="graphic" style:parent-style-name="standard">
      <style:graphic-properties draw:stroke="solid" svg:stroke-color="#333333" draw:fill="gradient" draw:fill-color="#ffffff" draw:fill-gradient-name="gray" fo:min-height="3.95cm" draw:shadow="hidden"/>
    </style:style>
    <style:style style:name="gr54" style:family="graphic" style:parent-style-name="standard">
      <style:graphic-properties draw:stroke="solid" svg:stroke-color="#7e0021" draw:fill="gradient" draw:fill-color="#ffffff" draw:fill-gradient-name="Tango_20_Yellow" fo:min-height="1.75cm" draw:shadow="hidden"/>
    </style:style>
    <style:style style:name="gr55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1.25cm" fo:padding-top="0.075cm" fo:padding-bottom="0.075cm" fo:padding-left="0.2cm" fo:padding-right="0.2cm" draw:shadow="hidden"/>
    </style:style>
    <style:style style:name="gr56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45cm" fo:padding-top="0.075cm" fo:padding-bottom="0.075cm" fo:padding-left="0.2cm" fo:padding-right="0.2cm" draw:shadow="hidden"/>
    </style:style>
    <style:style style:name="gr57" style:family="graphic" style:parent-style-name="standard">
      <style:graphic-properties draw:stroke="solid" svg:stroke-color="#333333" draw:fill="gradient" draw:fill-color="#ffffff" draw:fill-gradient-name="gray" fo:min-height="4.649cm" draw:shadow="hidden"/>
    </style:style>
    <style:style style:name="gr58" style:family="graphic">
      <style:graphic-properties draw:fill="gradient" draw:fill-gradient-name="Tango_20_Blue" draw:textarea-horizontal-align="justify" draw:textarea-vertical-align="middle" draw:auto-grow-height="false"/>
    </style:style>
    <style:style style:name="gr59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2" fo:min-height="1.05cm" fo:padding-top="0.075cm" fo:padding-bottom="0.075cm" fo:padding-left="0.2cm" fo:padding-right="0.2cm" draw:shadow="hidden"/>
    </style:style>
    <style:style style:name="gr60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gradient" draw:fill-color="#ff8080" draw:fill-gradient-name="Groonga" fo:min-height="0.35cm" fo:padding-top="0.075cm" fo:padding-bottom="0.075cm" fo:padding-left="0.2cm" fo:padding-right="0.2cm" draw:shadow="hidden"/>
    </style:style>
    <style:style style:name="gr61" style:family="graphic">
      <style:graphic-properties svg:stroke-color="#ff420e" draw:fill="solid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P9" style:family="paragraph">
      <style:paragraph-properties>
        <style:tab-stops>
          <style:tab-stop style:position="0.596cm"/>
          <style:tab-stop style:position="0.95cm"/>
        </style:tab-stops>
      </style:paragraph-properties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>
        <style:tab-stops>
          <style:tab-stop style:position="0.596cm"/>
        </style:tab-stops>
      </style:paragraph-properties>
    </style:style>
    <style:style style:name="P12" style:family="paragraph">
      <style:paragraph-properties>
        <style:tab-stops>
          <style:tab-stop style:position="1.707cm"/>
          <style:tab-stop style:position="1.807cm"/>
        </style:tab-stops>
      </style:paragraph-properties>
    </style:style>
    <style:style style:name="P13" style:family="paragraph">
      <style:paragraph-properties>
        <style:tab-stops>
          <style:tab-stop style:position="1.707cm"/>
        </style:tab-stops>
      </style:paragraph-properties>
    </style:style>
    <style:style style:name="P14" style:family="paragraph">
      <style:paragraph-properties>
        <style:tab-stops>
          <style:tab-stop style:position="0.59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style:font-size-asian="10.5pt" style:font-size-complex="10.5pt"/>
    </style:style>
    <style:style style:name="P16" style:family="paragraph">
      <style:paragraph-properties>
        <style:tab-stops>
          <style:tab-stop style:position="1.70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text-align="center"/>
      <style:text-properties fo:color="#ff3300" fo:font-size="10.5pt" style:font-size-asian="10.5pt" style:font-size-complex="10.5pt"/>
    </style:style>
    <style:style style:name="P18" style:family="paragraph">
      <style:text-properties fo:color="#ffffff" fo:font-size="10.5pt" style:font-size-asian="10.5pt" style:font-size-complex="10.5pt"/>
    </style:style>
    <style:style style:name="P19" style:family="paragraph">
      <style:text-properties fo:color="#ff3300" fo:font-size="10.5pt" style:font-size-asian="10.5pt" style:font-size-complex="10.5pt"/>
    </style:style>
    <style:style style:name="P20" style:family="paragraph">
      <style:paragraph-properties>
        <style:tab-stops>
          <style:tab-stop style:position="0.596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>
      <style:paragraph-properties>
        <style:tab-stops>
          <style:tab-stop style:position="1.7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3" style:family="paragraph">
      <style:paragraph-properties>
        <style:tab-stops>
          <style:tab-stop style:position="1.707cm"/>
        </style:tab-stops>
      </style:paragraph-properties>
      <style:text-properties fo:font-size="10.5pt" style:font-size-asian="10.5pt" style:font-size-complex="10.5pt"/>
    </style:style>
    <style:style style:name="P24" style:family="paragraph">
      <style:paragraph-properties>
        <style:tab-stops>
          <style:tab-stop style:position="0.596cm"/>
          <style:tab-stop style:position="0.95cm"/>
        </style:tab-stops>
      </style:paragraph-properties>
      <style:text-properties fo:font-size="10.5pt" style:font-size-asian="10.5pt" style:font-size-complex="10.5pt"/>
    </style:style>
    <style:style style:name="P25" style:family="paragraph">
      <style:paragraph-properties>
        <style:tab-stops>
          <style:tab-stop style:position="0.596cm"/>
        </style:tab-stops>
      </style:paragraph-properties>
      <style:text-properties fo:font-weight="normal" style:font-weight-asian="normal" style:font-weight-complex="normal"/>
    </style:style>
    <style:style style:name="P26" style:family="paragraph">
      <style:paragraph-properties fo:text-align="start"/>
      <style:text-properties fo:font-size="10.5pt" style:font-size-asian="10.5pt" style:font-size-complex="10.5pt"/>
    </style:style>
    <style:style style:name="P27" style:family="paragraph">
      <style:paragraph-properties fo:text-align="center"/>
      <style:text-properties fo:color="#ffffff"/>
    </style:style>
    <style:style style:name="P28" style:family="paragraph">
      <style:paragraph-properties fo:text-align="center"/>
      <style:text-properties fo:font-size="10.5pt"/>
    </style:style>
    <style:style style:name="P29" style:family="paragraph">
      <style:paragraph-properties fo:text-align="start"/>
      <style:text-properties fo:font-size="10.5pt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ff3300"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11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3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4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4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6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7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8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9" draw:text-style-name="P1" draw:layer="layout" svg:x1="5.3cm" svg:y1="4.8cm" svg:x2="5.3cm" svg:y2="7.7cm">
          <text:p/>
        </draw:line>
        <draw:line draw:style-name="gr9" draw:text-style-name="P1" draw:layer="layout" svg:x1="13.2cm" svg:y1="4.8cm" svg:x2="13.2cm" svg:y2="6.2cm">
          <text:p/>
        </draw:line>
        <draw:line draw:style-name="gr9" draw:text-style-name="P1" draw:layer="layout" svg:x1="12.1cm" svg:y1="7.2cm" svg:x2="12.1cm" svg:y2="9.7cm">
          <text:p/>
        </draw:line>
        <draw:line draw:style-name="gr9" draw:text-style-name="P1" draw:layer="layout" svg:x1="14.1cm" svg:y1="7.1cm" svg:x2="14.1cm" svg:y2="10.7cm">
          <text:p/>
        </draw:line>
        <draw:frame draw:style-name="gr10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7" draw:text-style-name="P2" draw:layer="layout" svg:width="1.6cm" svg:height="1.269cm" svg:x="7.6cm" svg:y="7.7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9" draw:text-style-name="P1" draw:layer="layout" svg:x1="7.9cm" svg:y1="4.8cm" svg:x2="7.9cm" svg:y2="7.7cm">
          <text:p/>
        </draw:line>
        <draw:frame draw:style-name="gr10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3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8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84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9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  <draw:page draw:name="page4" draw:style-name="dp1" draw:master-page-name="標準">
        <draw:g>
          <draw:frame draw:style-name="gr24" draw:text-style-name="P3" draw:layer="layout" svg:width="6.4cm" svg:height="3.9cm" svg:x="3.3cm" svg:y="4.8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6.3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7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7.7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5.6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</draw:g>
        <draw:g>
          <draw:frame draw:style-name="gr26" draw:text-style-name="P3" draw:layer="layout" svg:width="6.4cm" svg:height="6cm" svg:x="11.5cm" svg:y="3.9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4.7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5.4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6.1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6.8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7.5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2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9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g>
          <draw:frame draw:style-name="gr27" draw:text-style-name="P3" draw:layer="layout" svg:width="6.4cm" svg:height="4.7cm" svg:x="3.3cm" svg:y="13.1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14.6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15.3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1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13.9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16.7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7" draw:text-style-name="P3" draw:layer="layout" svg:width="6.4cm" svg:height="4.7cm" svg:x="3.3cm" svg:y="21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25.3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9" draw:text-style-name="P3" draw:layer="layout" svg:width="6.4cm" svg:height="6.8cm" svg:x="11.5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22.3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15" draw:layer="layout" svg:width="5.6cm" svg:height="0.766cm" svg:x="11.9cm" svg:y="23cm">
            <draw:text-box>
              <text:p text:style-name="P12"><text:span text:style-name="T4">Rubyist</text:span><text:span text:style-name="T4"><text:tab/></text:span><text:span text:style-name="T4">| 1,</text:span><text:span text:style-name="T6">4</text:span></text:p>
            </draw:text-box>
          </draw:frame>
          <draw:frame draw:style-name="gr30" draw:text-style-name="P15" draw:layer="layout" svg:width="5.6cm" svg:height="0.766cm" svg:x="11.9cm" svg:y="23.7cm">
            <draw:text-box>
              <text:p text:style-name="P12"><text:span text:style-name="T4">Meetup</text:span><text:span text:style-name="T4"><text:tab/></text:span><text:span text:style-name="T4">| 1,3,</text:span><text:span text:style-name="T6">4</text:span></text:p>
            </draw:text-box>
          </draw:frame>
          <draw:frame draw:style-name="gr25" draw:text-style-name="P10" draw:layer="layout" svg:width="5.6cm" svg:height="0.7cm" svg:x="11.9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28" draw:text-style-name="P16" draw:layer="layout" svg:width="5.6cm" svg:height="0.8cm" svg:x="11.9cm" svg:y="26.5cm">
            <draw:text-box>
              <text:p text:style-name="P13"><text:span text:style-name="T6">Osaka</text:span><text:span text:style-name="T6"><text:tab/></text:span><text:span text:style-name="T6">| 4</text:span></text:p>
            </draw:text-box>
          </draw:frame>
        </draw:g>
        <draw:g>
          <draw:frame draw:style-name="gr26" draw:text-style-name="P3" draw:layer="layout" svg:width="6.4cm" svg:height="6cm" svg:x="11.5cm" svg:y="12.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13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13.7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14.4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15.1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15.8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6.5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7.2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custom-shape draw:style-name="gr31" draw:text-style-name="P17" draw:layer="layout" svg:width="1.6cm" svg:height="0.8cm" svg:x="8.756cm" svg:y="15.074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4.6cm" svg:y="21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6cm" svg:y="22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-4681.57401623985 36134.8314606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4cm" svg:y="25.1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629.23173016864 36458.4269662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8" draw:layer="layout" svg:width="1.7cm" svg:height="0.666cm" svg:x="7.9cm" svg:y="21.334cm">
          <draw:text-box>
            <text:p><text:span text:style-name="T1">Osaka</text:span></text:p>
          </draw:text-box>
        </draw:frame>
        <draw:frame draw:style-name="gr32" draw:text-style-name="P18" draw:layer="layout" svg:width="1.8cm" svg:height="0.666cm" svg:x="9.3cm" svg:y="23.7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8.6cm" svg:y="22.4cm">
          <draw:text-box>
            <text:p><text:span text:style-name="T1">Rubyist</text:span></text:p>
          </draw:text-box>
        </draw:frame>
        <draw:path draw:style-name="gr33" draw:text-style-name="P1" draw:layer="layout" svg:width="2.607cm" svg:height="0.303cm" draw:transform="rotate (1.00408791867234) translate (7.60000000000001cm 25.3cm)" svg:viewBox="0 0 2608 304" svg:d="M0 0c0 0 588 277 905 300 575 42 1703-300 1703-300">
          <text:p/>
        </draw:path>
        <draw:path draw:style-name="gr33" draw:text-style-name="P1" draw:layer="layout" svg:width="3.234cm" svg:height="1.062cm" draw:transform="rotate (1.00408791867234) translate (6.66322139065675cm 24.7293489213299cm)" svg:viewBox="0 0 3235 1063" svg:d="M0 1063c0 0 537-460 1258-445 943-8 1977-618 1977-618">
          <text:p/>
        </draw:path>
        <draw:path draw:style-name="gr33" draw:text-style-name="P1" draw:layer="layout" svg:width="2.208cm" svg:height="1.794cm" draw:transform="rotate (1.00408791867234) translate (7.60000000000001cm 25.3cm)" svg:viewBox="0 0 2209 1795" svg:d="M0 0c0 0 491 399 813 905 268 422 1396 890 1396 890">
          <text:p/>
        </draw:path>
        <draw:path draw:style-name="gr33" draw:text-style-name="P1" draw:layer="layout" svg:width="2.826cm" svg:height="4.716cm" draw:transform="rotate (1.00408791867234) translate (8.22058064830377cm 23.8677585728889cm)" svg:viewBox="0 0 2827 4717" svg:d="M2569 0c0 0 1189 1496-1541 3352-928 590-1028 1365-1028 1365">
          <text:p/>
        </draw:path>
        <draw:path draw:style-name="gr33" draw:text-style-name="P1" draw:layer="layout" svg:width="0.842cm" svg:height="1.901cm" draw:transform="rotate (1.00408791867234) translate (9.84257156095515cm 23.09024883616cm)" svg:viewBox="0 0 843 1902" svg:d="M107 0c0 0-230 383-15 721 161 253 751 1181 751 1181">
          <text:p/>
        </draw:path>
        <draw:path draw:style-name="gr33" draw:text-style-name="P1" draw:layer="layout" svg:width="1.186cm" svg:height="1.518cm" draw:transform="rotate (1.00408791867234) translate (10.5815338607326cm 24.5861696290387cm)" svg:viewBox="0 0 1187 1519" svg:d="M221 0c0 0-368 353-154 690 161 253 1120 829 1120 829">
          <text:p/>
        </draw:path>
        <draw:frame draw:style-name="gr34" draw:text-style-name="P19" draw:layer="layout" svg:width="2.3cm" svg:height="0.85cm" svg:x="7cm" svg:y="20.7cm">
          <draw:text-box>
            <text:p><text:span text:style-name="T7">tokenize</text:span></text:p>
          </draw:text-box>
        </draw:frame>
      </draw:page>
      <draw:page draw:name="page5" draw:style-name="dp1" draw:master-page-name="標準">
        <draw:g>
          <draw:frame draw:style-name="gr27" draw:text-style-name="P3" draw:layer="layout" svg:width="6.4cm" svg:height="4.7cm" svg:x="2.5cm" svg:y="3.6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5.1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8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5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.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7.2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.7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3.5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1cm" svg:y="4.2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5" draw:text-style-name="P21" draw:layer="layout" svg:width="5.6cm" svg:height="0.7cm" svg:x="11.1cm" svg:y="4.9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5" draw:text-style-name="P21" draw:layer="layout" svg:width="5.6cm" svg:height="0.7cm" svg:x="11.1cm" svg:y="5.6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6.3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.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8.4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.5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.5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.5cm">
          <draw:text-box>
            <text:p><text:span text:style-name="T1">Rubyist</text:span></text:p>
          </draw:text-box>
        </draw:frame>
        <draw:frame draw:style-name="gr34" draw:text-style-name="P19" draw:layer="layout" svg:width="2.3cm" svg:height="0.85cm" svg:x="8.1cm" svg:y="1.9cm">
          <draw:text-box>
            <text:p><text:span text:style-name="T7">tokenize</text:span></text:p>
          </draw:text-box>
        </draw:frame>
        <draw:frame draw:style-name="gr36" draw:text-style-name="P10" draw:layer="layout" svg:width="6.2cm" svg:height="1.05cm" svg:x="2.7cm" svg:y="1.35cm">
          <draw:text-box>
            <text:p><text:span text:style-name="T4">Query: Tokyo Rubyist Meetup</text:span></text:p>
          </draw:text-box>
        </draw:frame>
        <draw:line draw:style-name="gr33" draw:text-style-name="P1" draw:layer="layout" svg:x1="8cm" svg:y1="1.8cm" svg:x2="10cm" svg:y2="1.8cm">
          <text:p/>
        </draw:line>
        <draw:g>
          <draw:frame draw:style-name="gr27" draw:text-style-name="P3" draw:layer="layout" svg:width="6.4cm" svg:height="4.7cm" svg:x="2.5cm" svg:y="12.9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14.4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15.1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15.8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13.7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16.5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1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12.8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13.5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21" draw:layer="layout" svg:width="5.6cm" svg:height="0.766cm" svg:x="11.1cm" svg:y="14.2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0" draw:text-style-name="P21" draw:layer="layout" svg:width="5.6cm" svg:height="0.766cm" svg:x="11.1cm" svg:y="14.9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15.6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6.3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17.7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0.8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0.8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0.8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0.6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1.1cm" svg:x2="10cm" svg:y2="11.1cm">
          <text:p/>
        </draw:line>
        <draw:path draw:style-name="gr33" draw:text-style-name="P1" draw:layer="layout" svg:width="1.983cm" svg:height="1.561cm" draw:transform="rotate (1.00408791867234) translate (9.73043317643938cm 12.9433964008965cm)" svg:viewBox="0 0 1984 1562" svg:d="M1984 243c0 0-714-376-1189-192-476 184-1020 1004-698 1511">
          <text:p/>
        </draw:path>
        <draw:path draw:style-name="gr33" draw:text-style-name="P1" draw:layer="layout" svg:width="3.873cm" svg:height="1.535cm" draw:transform="rotate (1.00408791867234) translate (9.73807513130176cm 13.9796650293563cm)" svg:viewBox="0 0 3874 1536" svg:d="M3874 1283c0 0-1135-1412-2470-1273-1334 138-1603 1020-1281 1526">
          <text:p/>
        </draw:path>
        <draw:path draw:style-name="gr33" draw:text-style-name="P1" draw:layer="layout" svg:width="3.259cm" svg:height="2.471cm" draw:transform="rotate (1.00408791867234) translate (13.4500353774539cm 14.250070751227cm)" svg:viewBox="0 0 3260 2472" svg:d="M3260 0c0 0-284 1603-1128 2140s-1534 383-2132-184">
          <text:p/>
        </draw:path>
        <draw:g>
          <draw:frame draw:style-name="gr27" draw:text-style-name="P3" draw:layer="layout" svg:width="6.4cm" svg:height="4.7cm" svg:x="2.5cm" svg:y="21.7cm">
            <draw:text-box>
              <text:p text:style-name="P1"><text:span text:style-name="T3">Events</text:span></text:p>
            </draw:text-box>
          </draw:frame>
          <draw:frame draw:style-name="gr30" draw:text-style-name="P24" draw:layer="layout" svg:width="5.6cm" svg:height="0.766cm" svg:x="2.9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25.3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22.3cm">
            <draw:text-box>
              <text:p text:style-name="P13"><text:span text:style-name="T4">Tokyo</text:span><text:span text:style-name="T4"><text:tab/></text:span><text:span text:style-name="T4">| </text:span><text:span text:style-name="T6">1</text:span><text:span text:style-name="T4">,2</text:span></text:p>
            </draw:text-box>
          </draw:frame>
          <draw:frame draw:style-name="gr30" draw:text-style-name="P21" draw:layer="layout" svg:width="5.6cm" svg:height="0.766cm" svg:x="11.1cm" svg:y="23cm">
            <draw:text-box>
              <text:p text:style-name="P12"><text:span text:style-name="T8">Rubyist</text:span><text:span text:style-name="T8"><text:tab/></text:span><text:span text:style-name="T8">| </text:span><text:span text:style-name="T6">1</text:span><text:span text:style-name="T8">,4</text:span></text:p>
            </draw:text-box>
          </draw:frame>
          <draw:frame draw:style-name="gr30" draw:text-style-name="P21" draw:layer="layout" svg:width="5.6cm" svg:height="0.766cm" svg:x="11.1cm" svg:y="23.7cm">
            <draw:text-box>
              <text:p text:style-name="P12"><text:span text:style-name="T8">Meetup</text:span><text:span text:style-name="T8"><text:tab/></text:span><text:span text:style-name="T8">|</text:span><text:span text:style-name="T6"> 1</text:span><text:span text:style-name="T8">,3,4</text:span></text:p>
            </draw:text-box>
          </draw:frame>
          <draw:frame draw:style-name="gr25" draw:text-style-name="P10" draw:layer="layout" svg:width="5.6cm" svg:height="0.7cm" svg:x="11.1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26.5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9.6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9.6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9.6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9.4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9.9cm" svg:x2="10cm" svg:y2="19.9cm">
          <text:p/>
        </draw:line>
        <draw:path draw:style-name="gr38" draw:text-style-name="P1" draw:layer="layout" svg:width="1.983cm" svg:height="1.561cm" draw:transform="rotate (1.00408791867234) translate (9.73043317643939cm 21.7433964008965cm)" svg:viewBox="0 0 1984 1562" svg:d="M1984 243c0 0-714-376-1189-192-476 184-1020 1004-698 1511">
          <text:p/>
        </draw:path>
        <draw:path draw:style-name="gr38" draw:text-style-name="P1" draw:layer="layout" svg:width="3.873cm" svg:height="1.535cm" draw:transform="rotate (1.00408791867234) translate (9.73807513130175cm 22.7796650293563cm)" svg:viewBox="0 0 3874 1536" svg:d="M3874 1283c0 0-1135-1412-2470-1273-1334 138-1603 1020-1281 1526">
          <text:p/>
        </draw:path>
        <draw:path draw:style-name="gr38" draw:text-style-name="P1" draw:layer="layout" svg:width="3.259cm" svg:height="2.471cm" draw:transform="rotate (1.00408791867234) translate (13.4500353774539cm 23.0500707512271cm)" svg:viewBox="0 0 3260 2472" svg:d="M3260 0c0 0-284 1603-1128 2140s-1534 383-2132-184">
          <text:p/>
        </draw:path>
        <draw:path draw:style-name="gr33" draw:text-style-name="P1" draw:layer="layout" svg:width="2.33cm" svg:height="5.154cm" draw:transform="rotate (1.00408791867234) translate (7.8cm 23.6cm)" svg:viewBox="0 0 2331 5155" svg:d="M2331 5154c0 0-889 92-1856-1427-966-1518 123-3159-475-3727">
          <text:p/>
        </draw:path>
        <draw:custom-shape draw:style-name="gr31" draw:text-style-name="P17" draw:layer="layout" svg:width="2.1cm" svg:height="0.8cm" svg:x="7.2cm" svg:y="21.6cm">
          <text:p text:style-name="P1"><text:span text:style-name="T7">FOUND</text:span></text:p>
          <draw:enhanced-geometry svg:viewBox="0 0 21600 21600" draw:glue-points="10800 0 0 10800 10800 21600 21600 10800 ?f40 ?f41" draw:text-areas="0 0 21600 21600" draw:type="rectangular-callout" draw:modifiers="2415.99238457877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標準">
        <draw:g>
          <draw:frame draw:style-name="gr39" draw:text-style-name="P3" draw:layer="layout" svg:width="6.4cm" svg:height="5.4cm" svg:x="2.5cm" svg:y="3.2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4.7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4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1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6.8cm">
            <draw:text-box>
              <text:p text:style-name="P25"><text:span text:style-name="T8">4</text:span><text:span text:style-name="T8"><text:tab/></text:span><text:span text:style-name="T8">| Osaka Rubyist Meetup</text:span></text:p>
            </draw:text-box>
          </draw:frame>
          <draw:frame draw:style-name="gr28" draw:text-style-name="P14" draw:layer="layout" svg:width="5.6cm" svg:height="0.8cm" svg:x="2.9cm" svg:y="7.5cm">
            <draw:text-box>
              <text:p text:style-name="P11"><text:span text:style-name="T6">5</text:span><text:span text:style-name="T6"><text:tab/></text:span><text:span text:style-name="T6">| </text:span><text:span text:style-name="T6">ルビー勉強会</text:span></text:p>
            </draw:text-box>
          </draw:frame>
        </draw:g>
        <draw:frame draw:style-name="gr32" draw:text-style-name="P18" draw:layer="layout" svg:width="1.2cm" svg:height="0.65cm" svg:x="9.2cm" svg:y="3.632cm">
          <draw:text-box>
            <text:p><text:span text:style-name="T1">ルビ</text:span></text:p>
          </draw:text-box>
        </draw:frame>
        <draw:path draw:style-name="gr33" draw:text-style-name="P1" draw:layer="layout" svg:width="4.401cm" svg:height="0.792cm" draw:transform="rotate (1.00408791867234) translate (6.06791220587286cm 7.28868111264316cm)" svg:viewBox="0 0 4402 793" svg:d="M0 394c0 0 1074 383 1971-69 897-453 1787-545 2431 468">
          <text:p/>
        </draw:path>
        <draw:frame draw:style-name="gr34" draw:text-style-name="P19" draw:layer="layout" svg:width="7.3cm" svg:height="0.85cm" svg:x="3cm" svg:y="2.2cm">
          <draw:text-box>
            <text:p><text:span text:style-name="T7">tokenize by Bigram (N-gram) tokenizer</text:span></text:p>
          </draw:text-box>
        </draw:frame>
        <draw:frame draw:style-name="gr32" draw:text-style-name="P18" draw:layer="layout" svg:width="1.2cm" svg:height="0.65cm" svg:x="9.6cm" svg:y="4.448cm">
          <draw:text-box>
            <text:p><text:span text:style-name="T1">ビー</text:span></text:p>
          </draw:text-box>
        </draw:frame>
        <draw:frame draw:style-name="gr32" draw:text-style-name="P18" draw:layer="layout" svg:width="1.3cm" svg:height="0.65cm" svg:x="10.1cm" svg:y="5.298cm">
          <draw:text-box>
            <text:p><text:span text:style-name="T1">ー勉</text:span></text:p>
          </draw:text-box>
        </draw:frame>
        <draw:frame draw:style-name="gr32" draw:text-style-name="P18" draw:layer="layout" svg:width="1.3cm" svg:height="0.65cm" svg:x="10.5cm" svg:y="6.1cm">
          <draw:text-box>
            <text:p><text:span text:style-name="T1">勉強</text:span></text:p>
          </draw:text-box>
        </draw:frame>
        <draw:frame draw:style-name="gr32" draw:text-style-name="P18" draw:layer="layout" svg:width="1.3cm" svg:height="0.65cm" svg:x="10.9cm" svg:y="7cm">
          <draw:text-box>
            <text:p><text:span text:style-name="T1">強会</text:span></text:p>
          </draw:text-box>
        </draw:frame>
        <draw:path draw:style-name="gr33" draw:text-style-name="P1" draw:layer="layout" svg:width="3.872cm" svg:height="1.338cm" draw:transform="rotate (1.00408791867234) translate (6.19107970721055cm 7.348965190766cm)" svg:viewBox="0 0 3873 1339" svg:d="M0 218c0 0 1074 384 1971-69 897-452 1258 177 1902 1190">
          <text:p/>
        </draw:path>
        <draw:path draw:style-name="gr33" draw:text-style-name="P1" draw:layer="layout" svg:width="3.328cm" svg:height="1.94cm" draw:transform="rotate (1.00408791867234) translate (6.375cm 7.466cm)" svg:viewBox="0 0 3329 1941" svg:d="M0 0c0 0 920 392 1557 461s1127 468 1772 1480">
          <text:p/>
        </draw:path>
        <draw:path draw:style-name="gr33" draw:text-style-name="P1" draw:layer="layout" svg:width="2.956cm" svg:height="2.798cm" draw:transform="rotate (1.00408791867234) translate (6.351cm 7.392cm)" svg:viewBox="0 0 2957 2799" svg:d="M0 0c0 0 1055 928 1492 1242 437 315 821 545 1465 1557">
          <text:p/>
        </draw:path>
        <draw:path draw:style-name="gr33" draw:text-style-name="P1" draw:layer="layout" svg:width="2.307cm" svg:height="3.627cm" draw:transform="rotate (1.00408791867234) translate (6.5cm 7.4cm)" svg:viewBox="0 0 2308 3628" svg:d="M0 0c0 0 759 821 1219 1358 461 536 445 1257 1089 2270">
          <text:p/>
        </draw:path>
        <draw:g>
          <draw:frame draw:style-name="gr39" draw:text-style-name="P3" draw:layer="layout" svg:width="6.4cm" svg:height="5.4cm" svg:x="2.4cm" svg:y="10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8cm" svg:y="12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8cm" svg:y="12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8cm" svg:y="13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8cm" svg:y="11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8cm" svg:y="14.3cm">
            <draw:text-box>
              <text:p text:style-name="P25"><text:span text:style-name="T8">4</text:span><text:span text:style-name="T8"><text:tab/></text:span><text:span text:style-name="T8">| Osaka Rubyist Meetup</text:span></text:p>
            </draw:text-box>
          </draw:frame>
          <draw:frame draw:style-name="gr28" draw:text-style-name="P14" draw:layer="layout" svg:width="5.6cm" svg:height="0.8cm" svg:x="2.8cm" svg:y="15cm">
            <draw:text-box>
              <text:p text:style-name="P11"><text:span text:style-name="T6">5</text:span><text:span text:style-name="T6"><text:tab/></text:span><text:span text:style-name="T6">| </text:span><text:span text:style-name="T6">ルビー勉強会</text:span></text:p>
            </draw:text-box>
          </draw:frame>
        </draw:g>
        <draw:frame draw:style-name="gr32" draw:text-style-name="P18" draw:layer="layout" svg:width="1.6cm" svg:height="0.65cm" svg:x="9.1cm" svg:y="11.132cm">
          <draw:text-box>
            <text:p><text:span text:style-name="T1">ルビー</text:span></text:p>
          </draw:text-box>
        </draw:frame>
        <draw:path draw:style-name="gr33" draw:text-style-name="P1" draw:layer="layout" svg:width="4.401cm" svg:height="0.792cm" draw:transform="rotate (1.00408791867234) translate (5.96791220587286cm 14.7886811126432cm)" svg:viewBox="0 0 4402 793" svg:d="M0 394c0 0 1074 383 1971-69 897-453 1787-545 2431 468">
          <text:p/>
        </draw:path>
        <draw:frame draw:style-name="gr34" draw:text-style-name="P19" draw:layer="layout" svg:width="10.1cm" svg:height="1.081cm" svg:x="2.4cm" svg:y="9.5cm">
          <draw:text-box>
            <text:p><text:span text:style-name="T7">tokenize by MeCab tokenizer</text:span></text:p>
            <text:p><text:span text:style-name="T7">(major Japanese language morphological analysis engine)</text:span></text:p>
          </draw:text-box>
        </draw:frame>
        <draw:frame draw:style-name="gr32" draw:text-style-name="P18" draw:layer="layout" svg:width="1.8cm" svg:height="0.65cm" svg:x="9.5cm" svg:y="11.948cm">
          <draw:text-box>
            <text:p><text:span text:style-name="T1">勉強会</text:span></text:p>
          </draw:text-box>
        </draw:frame>
        <draw:path draw:style-name="gr33" draw:text-style-name="P1" draw:layer="layout" svg:width="3.872cm" svg:height="1.338cm" draw:transform="rotate (1.00408791867234) translate (6.09107970721055cm 14.848965190766cm)" svg:viewBox="0 0 3873 1339" svg:d="M0 218c0 0 1074 384 1971-69 897-452 1258 177 1902 1190">
          <text:p/>
        </draw:path>
      </draw:page>
      <draw:page draw:name="page7" draw:style-name="dp1" draw:master-page-name="標準">
        <draw:frame draw:style-name="gr40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1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3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4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4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6cm)" svg:viewBox="0 0 2051 1995" svg:d="M1737 0c1272 1689-1737 1995-1737 1995">
          <text:p/>
        </draw:path>
        <draw:frame draw:style-name="gr45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5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</draw:page>
      <draw:page draw:name="page8" draw:style-name="dp1" draw:master-page-name="標準">
        <draw:frame draw:style-name="gr40" draw:text-style-name="P3" draw:layer="layout" svg:width="5cm" svg:height="1.1cm" svg:x="10.9cm" svg:y="4.1cm">
          <draw:text-box>
            <text:p text:style-name="P1"><text:span text:style-name="T3">Contents Server</text:span></text:p>
          </draw:text-box>
        </draw:frame>
        <draw:frame draw:style-name="gr41" draw:text-style-name="P3" draw:layer="layout" svg:width="2.8cm" svg:height="2.7cm" svg:x="6.9cm" svg:y="5cm">
          <draw:text-box>
            <text:p text:style-name="P1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3" draw:text-style-name="P5" draw:layer="layout" svg:width="3.7cm" svg:height="3.5cm" svg:x="12.6cm" svg:y="6.3cm">
          <draw:text-box>
            <text:p text:style-name="P1"><text:span text:style-name="T5">Index Server</text:span></text:p>
          </draw:text-box>
        </draw:frame>
        <draw:line draw:style-name="gr9" draw:text-style-name="P1" draw:layer="layout" svg:x1="6.9cm" svg:y1="5.6cm" svg:x2="5.1cm" svg:y2="5.6cm">
          <text:p/>
        </draw:line>
        <draw:g>
          <draw:frame draw:style-name="gr44" draw:text-style-name="P3" draw:layer="layout" svg:width="3cm" svg:height="1.3cm" svg:x="13cm" svg:y="8.3cm">
            <draw:text-box>
              <text:p text:style-name="P1"><text:span text:style-name="T3">Elasticsearch</text:span></text:p>
            </draw:text-box>
          </draw:frame>
        </draw:g>
        <draw:g>
          <draw:frame draw:style-name="gr44" draw:text-style-name="P3" draw:layer="layout" svg:width="3cm" svg:height="1.3cm" svg:x="13cm" svg:y="6.9cm">
            <draw:text-box>
              <text:p text:style-name="P1"><text:span text:style-name="T3">Solr</text:span></text:p>
            </draw:text-box>
          </draw:frame>
        </draw:g>
        <draw:path draw:style-name="gr20" draw:text-style-name="P1" draw:layer="layout" svg:width="1.561cm" svg:height="1.334cm" draw:transform="skewX (0.556585498460992) rotate (-1.75981548478588) translate (13.2550789152633cm 6.26662291250863cm)" svg:viewBox="0 0 1562 1335" svg:d="M1358 0c878 1080-1358 1335-1358 1335">
          <text:p/>
        </draw:path>
        <draw:path draw:style-name="gr20" draw:text-style-name="P1" draw:layer="layout" svg:width="0.754cm" svg:height="2.615cm" draw:transform="skewX (0.556585498460992) rotate (-1.75981548478588) translate (13cm 9.1cm)" svg:viewBox="0 0 755 2616" svg:d="M0 0c1838 2259-326 1226 194 2616">
          <text:p/>
        </draw:path>
        <draw:path draw:style-name="gr20" draw:text-style-name="P1" draw:layer="layout" svg:width="0.796cm" svg:height="2.54cm" draw:transform="skewX (0.556585498460992) rotate (-1.75981548478588) translate (13cm 7.8cm)" svg:viewBox="0 0 797 2541" svg:d="M0 0c1918 2357-346 1577 540 2541">
          <text:p/>
        </draw:path>
        <draw:path draw:style-name="gr20" draw:text-style-name="P1" draw:layer="layout" svg:width="2.05cm" svg:height="1.994cm" draw:transform="skewX (0.556585498460992) rotate (-1.75981548478588) translate (13.3263371046652cm 6.79413412037736cm)" svg:viewBox="0 0 2051 1995" svg:d="M1737 0c1272 1689-1737 1995-1737 1995">
          <text:p/>
        </draw:path>
        <draw:frame draw:style-name="gr45" draw:text-style-name="P4" draw:layer="layout" svg:width="3.6cm" svg:height="0.666cm" svg:x="7.1cm" svg:y="6.034cm">
          <draw:text-box>
            <text:p text:style-name="P1"><text:span text:style-name="T1">Sunspot</text:span></text:p>
          </draw:text-box>
        </draw:frame>
        <draw:frame draw:style-name="gr45" draw:text-style-name="P4" draw:layer="layout" svg:width="3.6cm" svg:height="0.666cm" svg:x="7.1cm" svg:y="6.9cm">
          <draw:text-box>
            <text:p text:style-name="P1"><text:span text:style-name="T1">elasticsearch-ruby</text:span></text:p>
          </draw:text-box>
        </draw:frame>
        <draw:frame draw:style-name="gr46" draw:text-style-name="P2" draw:layer="layout" svg:width="1.534cm" svg:height="0.7cm" svg:x="13.766cm" svg:y="7.4cm">
          <draw:text-box>
            <text:p text:style-name="P1"><text:span text:style-name="T1">Java</text:span></text:p>
          </draw:text-box>
        </draw:frame>
        <draw:frame draw:style-name="gr46" draw:text-style-name="P2" draw:layer="layout" svg:width="1.534cm" svg:height="0.7cm" svg:x="13.766cm" svg:y="8.8cm">
          <draw:text-box>
            <text:p text:style-name="P1"><text:span text:style-name="T1">Java</text:span></text:p>
          </draw:text-box>
        </draw:frame>
      </draw:page>
      <draw:page draw:name="page9" draw:style-name="dp1" draw:master-page-name="標準">
        <draw:frame draw:style-name="gr47" draw:text-style-name="P3" draw:layer="layout" svg:width="5.1cm" svg:height="2.5cm" svg:x="12.3cm" svg:y="5cm">
          <draw:text-box>
            <text:p text:style-name="P1"><text:span text:style-name="T3">Contents/Index Server</text:span></text:p>
          </draw:text-box>
        </draw:frame>
        <draw:frame draw:style-name="gr48" draw:text-style-name="P3" draw:layer="layout" svg:width="3.7cm" svg:height="1.3cm" svg:x="6.9cm" svg:y="5cm">
          <draw:text-box>
            <text:p text:style-name="P1"><text:span text:style-name="T3">Application Server</text:span></text:p>
          </draw:text-box>
        </draw:frame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9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custom-shape draw:style-name="gr50" draw:text-style-name="P26" draw:layer="layout" svg:width="5.1cm" svg:height="2cm" svg:x="12.6cm" svg:y="7.9cm">
          <text:p text:style-name="P6"><text:span text:style-name="T4">Groonga has both features</text:span></text:p>
          <text:p text:style-name="P6"><text:span text:style-name="T4"><text:s/></text:span><text:span text:style-name="T4">- Data store</text:span></text:p>
          <text:p text:style-name="P6"><text:span text:style-name="T4"><text:s/></text:span><text:span text:style-name="T4">- Fulltext search</text:span></text:p>
          <draw:enhanced-geometry svg:viewBox="0 0 21600 21600" draw:text-areas="800 800 20800 20800" draw:type="round-rectangular-callout" draw:modifiers="11898.8433640463 -11258.7706146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1" draw:text-style-name="P4" draw:layer="layout" svg:width="4.5cm" svg:height="0.9cm" svg:x="5cm" svg:y="8.8cm">
          <draw:text-box>
            <text:p text:style-name="P27"><text:span text:style-name="T1">External data source</text:span></text:p>
          </draw:text-box>
        </draw:frame>
        <draw:path draw:style-name="gr52" draw:text-style-name="P1" draw:layer="layout" svg:width="5.265cm" svg:height="3.594cm" draw:transform="skewX (0.556585498460992) rotate (-1.75981548478588) translate (13.6cm 6.9cm)" svg:viewBox="0 0 5266 3595" svg:d="M0 0c1685 1946 5266 3595 5266 3595">
          <text:p/>
        </draw:path>
        <draw:custom-shape draw:style-name="gr50" draw:text-style-name="P26" draw:layer="layout" svg:width="6.1cm" svg:height="1.5cm" svg:x="11.1cm" svg:y="10.4cm">
          <text:p text:style-name="P6"><text:span text:style-name="T4">Re-create Groonga's database</text:span></text:p>
          <text:p text:style-name="P6"><text:span text:style-name="T4">if it becomes corrupted</text:span></text:p>
          <draw:enhanced-geometry svg:viewBox="0 0 21600 21600" draw:text-areas="800 800 20800 20800" draw:type="round-rectangular-callout" draw:modifiers="-3473.13555154893 -19196.802131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標準">
        <draw:frame draw:style-name="gr53" draw:text-style-name="P3" draw:layer="layout" svg:width="5.1cm" svg:height="4.2cm" svg:x="12.3cm" svg:y="5cm">
          <draw:text-box>
            <text:p text:style-name="P1"><text:span text:style-name="T3">Contents/Index Server</text:span></text:p>
          </draw:text-box>
        </draw:frame>
        <draw:frame draw:style-name="gr54" draw:text-style-name="P3" draw:layer="layout" svg:width="3.7cm" svg:height="2cm" svg:x="6.9cm" svg:y="5cm">
          <draw:text-box>
            <text:p text:style-name="P1"><text:span text:style-name="T3">Application Server</text:span></text:p>
          </draw:text-box>
        </draw:frame>
        <draw:frame draw:style-name="gr42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9" draw:text-style-name="P1" draw:layer="layout" svg:x1="6.9cm" svg:y1="5.6cm" svg:x2="5.1cm" svg:y2="5.6cm">
          <text:p/>
        </draw:line>
        <draw:path draw:style-name="gr20" draw:text-style-name="P1" draw:layer="layout" svg:width="1.018cm" svg:height="0.974cm" draw:transform="skewX (0.556585498460992) rotate (-1.75981548478588) translate (7.18378124919098cm 6.26204926652861cm)" svg:viewBox="0 0 1019 975" svg:d="M446 0c1511 1983-446 328-446 328">
          <text:p/>
        </draw:path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9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g>
          <draw:frame draw:style-name="gr55" draw:text-style-name="P2" draw:layer="layout" svg:width="3.2cm" svg:height="1.4cm" svg:x="7.2cm" svg:y="6cm">
            <draw:text-box>
              <text:p text:style-name="P1"><text:span text:style-name="T1">Rroonga</text:span></text:p>
            </draw:text-box>
          </draw:frame>
          <draw:frame draw:style-name="gr56" draw:text-style-name="P2" draw:layer="layout" svg:width="2.734cm" svg:height="0.6cm" svg:x="7.4cm" svg:y="6.7cm">
            <draw:text-box>
              <text:p text:style-name="P1"><text:span text:style-name="T1">libgroonga</text:span></text:p>
            </draw:text-box>
          </draw:frame>
        </draw:g>
        <draw:g>
          <draw:frame draw:style-name="gr55" draw:text-style-name="P2" draw:layer="layout" svg:width="3.2cm" svg:height="1.4cm" svg:x="12.5cm" svg:y="7.5cm">
            <draw:text-box>
              <text:p text:style-name="P1"><text:span text:style-name="T1">Rroonga</text:span></text:p>
            </draw:text-box>
          </draw:frame>
          <draw:frame draw:style-name="gr56" draw:text-style-name="P2" draw:layer="layout" svg:width="2.734cm" svg:height="0.6cm" svg:x="12.7cm" svg:y="8.2cm">
            <draw:text-box>
              <text:p text:style-name="P1"><text:span text:style-name="T1">libgroonga</text:span></text:p>
            </draw:text-box>
          </draw:frame>
        </draw:g>
        <draw:path draw:style-name="gr20" draw:text-style-name="P1" draw:layer="layout" svg:width="0.589cm" svg:height="2.222cm" draw:transform="skewX (0.556585498460992) rotate (-1.75981548478588) translate (12.5236560620391cm 8.07634238184434cm)" svg:viewBox="0 0 590 2223" svg:d="M126 0c1112 1492-126 2223-126 2223">
          <text:p/>
        </draw:path>
      </draw:page>
      <draw:page draw:name="page11" draw:style-name="dp1" draw:master-page-name="標準">
        <draw:frame draw:style-name="gr57" draw:text-style-name="P3" draw:layer="layout" svg:width="8.6cm" svg:height="4.899cm" svg:x="12.3cm" svg:y="5.001cm">
          <draw:text-box>
            <text:p text:style-name="P28"><text:span text:style-name="T3">Contents/Index Server</text:span></text:p>
          </draw:text-box>
        </draw:frame>
        <draw:frame draw:style-name="gr48" draw:text-style-name="P3" draw:layer="layout" svg:width="3.7cm" svg:height="1.3cm" svg:x="6.9cm" svg:y="5.001cm">
          <draw:text-box>
            <text:p text:style-name="P28"><text:span text:style-name="T3">Application Server</text:span></text:p>
          </draw:text-box>
        </draw:frame>
        <draw:frame draw:style-name="gr42" draw:text-style-name="P4" draw:layer="layout" svg:width="1.7cm" svg:height="0.666cm" svg:x="3.4cm" svg:y="5.201cm">
          <draw:text-box>
            <text:p text:style-name="P28"><text:span text:style-name="T1">Client</text:span></text:p>
          </draw:text-box>
        </draw:frame>
        <draw:line draw:style-name="gr9" draw:text-style-name="P1" draw:layer="layout" svg:x1="6.9cm" svg:y1="5.601cm" svg:x2="5.1cm" svg:y2="5.601cm">
          <text:p/>
        </draw:line>
        <draw:path draw:style-name="gr20" draw:text-style-name="P1" draw:layer="layout" svg:width="0.986cm" svg:height="2.447cm" draw:transform="skewX (0.556585498460992) rotate (-1.75981548478588) translate (12.9cm 6.8cm)" svg:viewBox="0 0 987 2448" svg:d="M0 0c1205 1356 968 2448 968 2448">
          <text:p/>
        </draw:path>
        <draw:custom-shape draw:style-name="gr58" draw:text-style-name="P4" draw:layer="レイアウト" svg:width="5cm" svg:height="1.7cm" svg:x="12.9cm" svg:y="5.9cm">
          <text:p text:style-name="P28"><text:span text:style-name="T1">MySQL\MariaDB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draw:layer="レイアウト" svg:width="5cm" svg:height="1.7cm" svg:x="12.9cm" svg:y="7.8cm">
          <text:p text:style-name="P28"><text:span text:style-name="T1">PostgreSQL</text:span></text:p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0.906cm" svg:height="3.125cm" draw:transform="skewX (0.556585498460992) rotate (-1.75981548478588) translate (12.8cm 8.4cm)" svg:viewBox="0 0 907 3126" svg:d="M0 0c1685 1946 507 3126 507 3126">
          <text:p/>
        </draw:path>
        <draw:frame draw:style-name="gr59" draw:text-style-name="P2" draw:layer="layout" svg:width="3.3cm" svg:height="1.2cm" svg:x="17.2cm" svg:y="6.1cm">
          <draw:text-box>
            <text:p text:style-name="P28"><text:span text:style-name="T1">Mroonga</text:span></text:p>
          </draw:text-box>
        </draw:frame>
        <draw:frame draw:style-name="gr59" draw:text-style-name="P2" draw:layer="layout" svg:width="3.3cm" svg:height="1.2cm" svg:x="17.1cm" svg:y="8cm">
          <draw:text-box>
            <text:p text:style-name="P28"><text:span text:style-name="T1">PGroonga</text:span></text:p>
          </draw:text-box>
        </draw:frame>
        <draw:frame draw:style-name="gr56" draw:text-style-name="P2" draw:layer="layout" svg:width="2.3cm" svg:height="0.6cm" svg:x="17.7cm" svg:y="8.5cm">
          <draw:text-box>
            <text:p text:style-name="P28"><text:span text:style-name="T1">libgroonga</text:span></text:p>
          </draw:text-box>
        </draw:frame>
        <draw:frame draw:style-name="gr60" draw:text-style-name="P2" draw:layer="layout" svg:width="2.4cm" svg:height="0.566cm" svg:x="17.7cm" svg:y="6.634cm">
          <draw:text-box>
            <text:p text:style-name="P28"><text:span text:style-name="T1">libgroonga</text:span></text:p>
          </draw:text-box>
        </draw:frame>
        <draw:custom-shape draw:style-name="gr61" draw:text-style-name="P26" draw:layer="レイアウト" svg:width="6.1cm" svg:height="2cm" svg:x="11.5cm" svg:y="10.1cm">
          <text:p text:style-name="P29"><text:span text:style-name="T4">Works as an add-on to provide</text:span></text:p>
          <text:p text:style-name="P29"><text:span text:style-name="T4">fulltext search feature</text:span></text:p>
          <text:p text:style-name="P29"><text:span text:style-name="T4">(Transparent for RDBMS users)</text:span></text:p>
          <draw:enhanced-geometry svg:viewBox="0 0 21600 21600" draw:text-areas="800 800 20800 20800" draw:type="round-rectangular-callout" draw:modifiers="21114.9647598754 -12823.988005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2" draw:layer="レイアウト" svg:width="1.9cm" svg:height="1.3cm" svg:x="8.5cm" svg:y="8.2cm">
          <text:p text:style-name="P28"><text:span text:style-name="T4">SQL</text:span></text:p>
          <draw:enhanced-geometry svg:viewBox="0 0 21600 21600" draw:text-areas="800 800 20800 20800" draw:type="round-rectangular-callout" draw:modifiers="22190.8469226723 -14195.234435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roonga" draw:style="linear" draw:start-color="#ad7fa8" draw:end-color="#5c3566" draw:start-intensity="100%" draw:end-intensity="100%" draw:angle="3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adient_20_2" draw:display-name="Gradient 2" draw:style="linear" draw:start-color="#ff950e" draw:end-color="#7e0021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Groonga" draw:style="linear" draw:start-color="#83caff" draw:end-color="#0084d1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y" draw:style="linear" draw:start-color="#ffffff" draw:end-color="#cccccc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7T03:12:17.807187282</dc:date>
    <meta:editing-duration>PT18H38M43S</meta:editing-duration>
    <meta:editing-cycles>131</meta:editing-cycles>
    <meta:generator>LibreOffice/4.2.7.2$Linux_X86_64 LibreOffice_project/420m0$Build-2</meta:generator>
    <meta:document-statistic meta:object-count="302"/>
  </office:meta>
</office:document-meta>
</file>